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0580000001FA19F6A47.png" manifest:media-type=""/>
  <manifest:file-entry manifest:full-path="Pictures/1000000000000280000000052876A81A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outline1" style:list-style-name="L3">
      <style:graphic-properties draw:fill-color="#ffffff" draw:auto-grow-height="true" fo:min-height="13.23cm"/>
    </style:style>
    <style:style style:name="pr7" style:family="presentation" style:parent-style-name="Evitech_25_20lecture-outline1" style:list-style-name="L3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style-name="Light" style:font-family-generic="swiss" style:font-pitch="variable" fo:font-size="40pt" style:font-size-asian="40pt" style:font-size-complex="40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Gothic L'" style:font-style-name="Light" style:font-family-generic="swiss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2pt"/>
    </style:style>
    <style:style style:name="P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8" style:family="paragraph">
      <style:paragraph-properties fo:margin-left="1.2cm" fo:margin-right="0cm" fo:text-indent="-0.9cm"/>
      <style:text-properties fo:font-size="36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'Luxi Sans'" style:font-style-name="Light" style:font-family-generic="swiss" style:font-pitch="variable" fo:font-size="40pt" style:font-size-asian="40pt" style:font-size-complex="40pt"/>
    </style:style>
    <style:style style:name="T2" style:family="text">
      <style:text-properties fo:font-family="'Arial Black'" style:font-style-name="Regular" style:font-pitch="variable" fo:font-size="32pt" fo:font-weight="normal" style:font-size-asian="32pt" style:font-size-complex="32pt"/>
    </style:style>
    <style:style style:name="T3" style:family="text">
      <style:text-properties fo:font-family="'Gothic L'" style:font-style-name="Light" style:font-family-generic="swiss" style:font-pitch="variable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font-size="28pt"/>
    </style:style>
    <style:style style:name="T6" style:family="text">
      <style:text-properties fo:font-size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/>
    </style:style>
    <style:style style:name="T9" style:family="text">
      <style:text-properties fo:font-size="28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urse overview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Course Contact Inform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 E-<text:span text:style-name="T4">Mail</text:span> to <text:a xlink:href="mailto:jargon@iki.fi">jargon@iki.fi</text:a></text:p>
                <text:list>
                  <text:list-item>
                    <text:p text:style-name="P1">Put text METROPOLIA into subject to make sure that email is not eaten by SPAM filters</text:p>
                  </text:list-item>
                </text:list>
              </text:list-item>
              <text:list-item>
                <text:p text:style-name="P1">Course material at Tuubi portal</text:p>
                <text:list>
                  <text:list-item>
                    <text:p text:style-name="P1"><text:span text:style-name="T5">http://tuubi.metropolia.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Course Lecturer</text:p>
          </draw:text-box>
        </draw:frame>
        <draw:frame presentation:style-name="pr4" draw:text-style-name="P5" draw:layer="layout" svg:width="23.91cm" svg:height="13.23cm" svg:x="2.004cm" svg:y="5.812cm" presentation:class="outline" presentation:user-transformed="true">
          <draw:text-box>
            <text:list text:style-name="L3">
              <text:list-item>
                <text:p text:style-name="P1">Jarno Niemelä</text:p>
                <text:list>
                  <text:list-item>
                    <text:p text:style-name="P1">Senior Security researcher at F-Secure corporation</text:p>
                    <text:list>
                      <text:list-item>
                        <text:p text:style-name="P1">Working in AV lab since 2000</text:p>
                      </text:list-item>
                    </text:list>
                  </text:list-item>
                  <text:list-item>
                    <text:p text:style-name="P1">BEng Computer Engineering</text:p>
                    <text:list>
                      <text:list-item>
                        <text:p text:style-name="P1">Graduated from Evitech 1999</text:p>
                      </text:list-item>
                    </text:list>
                  </text:list-item>
                  <text:list-item>
                    <text:p text:style-name="P1">Studying masters at Jyväskylä University Of Applied Scienc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What Is This Course Abou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Practical security</text:p>
              </text:list-item>
              <text:list-item>
                <text:p text:style-name="P1">In this course we concentrate on</text:p>
                <text:list>
                  <text:list-item>
                    <text:p text:style-name="P1">Security problems</text:p>
                    <text:list>
                      <text:list-item>
                        <text:p text:style-name="P1">How systems and corporate environment are attacked</text:p>
                      </text:list-item>
                    </text:list>
                  </text:list-item>
                  <text:list-item>
                    <text:p text:style-name="P1">Solution models</text:p>
                    <text:list>
                      <text:list-item>
                        <text:p text:style-name="P1">How to protect systems</text:p>
                      </text:list-item>
                    </text:list>
                  </text:list-item>
                  <text:list-item>
                    <text:p text:style-name="P1">Tools that can be used in building secure system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rerequisit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mmon sense</text:p>
              </text:list-item>
              <text:list-item>
                <text:p text:style-name="P1">Basic understanding of security and security terms</text:p>
              </text:list-item>
              <text:list-item>
                <text:p text:style-name="P1">Basic understanding of software engineering</text:p>
              </text:list-item>
              <text:list-item>
                <text:p text:style-name="P1">Basic understanding of system administration skills </text:p>
              </text:list-item>
              <text:list-item>
                <text:p text:style-name="P1">Basics of TCP/IP networking and ter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Lectur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6">7x4h lectures and 4h exam <text:s/></text:span></text:p>
              </text:list-item>
              <text:list-item>
                <text:p text:style-name="P1"><text:span text:style-name="T6">Mondays 17:00-20:00</text:span></text:p>
              </text:list-item>
              <text:list-item>
                <text:p text:style-name="P1"><text:span text:style-name="T6">If any delays/cancellations occur I will post a note to Tuubi, so always check it before lectur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rojec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7">In order to pass the course students will have to return a project study</text:span></text:p>
                <text:list>
                  <text:list-item>
                    <text:p text:style-name="P1"><text:span text:style-name="T7">The project will have deadline, and usually I have to fail one or two students for missing the deadline</text:span></text:p>
                  </text:list-item>
                </text:list>
              </text:list-item>
              <text:list-item>
                <text:p text:style-name="P1"><text:span text:style-name="T7">The study will be done in groups of two or three people</text:span></text:p>
              </text:list-item>
              <text:list-item>
                <text:p text:style-name="P1"><text:span text:style-name="T7">The project will be about practical matters, minimum BS, focus will be about things that will be in exam</text:span></text:p>
              </text:list-item>
              <text:list-item>
                <text:p text:style-name="P1"><text:span text:style-name="T7">Project assignment will be posted to Tuub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Lecture topics</text:p>
          </draw:text-box>
        </draw:frame>
        <draw:frame presentation:style-name="pr6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8">Corporate security</text:span></text:p>
              </text:list-item>
              <text:list-item>
                <text:p text:style-name="P1"><text:span text:style-name="T8">Network security</text:span></text:p>
              </text:list-item>
              <text:list-item>
                <text:p text:style-name="P1"><text:span text:style-name="T8">Systems security</text:span></text:p>
              </text:list-item>
              <text:list-item>
                <text:p text:style-name="P1"><text:span text:style-name="T8">Software Security</text:span></text:p>
              </text:list-item>
              <text:list-item>
                <text:p text:style-name="P1"><text:span text:style-name="T8">Incident respons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Exam</text:p>
          </draw:text-box>
        </draw:frame>
        <draw:frame presentation:style-name="pr7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9">This course will have online exam posted in Tuubi</text:span></text:p>
              </text:list-item>
              <text:list-item>
                <text:p text:style-name="P1"><text:span text:style-name="T9">The exam is open Google and notes are allowed</text:span></text:p>
              </text:list-item>
              <text:list-item>
                <text:p text:style-name="P1"><text:span text:style-name="T9">Time will be agreed close to the end of the course</text:span></text:p>
              </text:list-item>
              <text:list-item>
                <text:p text:style-name="P1"><text:span text:style-name="T9">The exam will be about practical problems and test comprehension and problem solving rather than writing direct answer from lecture slides</text:span></text:p>
              </text:list-item>
              <text:list-item>
                <text:p text:style-name="P1"><text:span text:style-name="T9">Direct copying from lecture slides will merit 0 points if no own understanding is presente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3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Gothic L'" style:font-style-name="Light" style:font-family-generic="roman" style:font-pitch="variable" fo:font-size="32pt" fo:font-style="normal" fo:text-shadow="none" style:text-underline-style="none" fo:font-weight="250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3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family="'Gothic L'" style:font-family-generic="roman" style:font-pitch="variable" fo:font-size="18pt"/>
    </style:style>
    <style:style style:name="MT1" style:family="text">
      <style:text-properties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2" draw:layer="backgroundobjects" svg:width="21cm" svg:height="1.037cm" draw:transform="rotate (1.5707963267949) translate (0cm 21cm)">
        <draw:image xlink:href="Pictures/1000000000000280000000052876A81A.gif" xlink:type="simple" xlink:show="embed" xlink:actuate="onLoad">
          <text:p/>
        </draw:image>
      </draw:frame>
      <draw:frame draw:style-name="Mgr2" draw:text-style-name="MP2" draw:layer="backgroundobjects" svg:width="24.805cm" svg:height="0.131cm" svg:x="1.081cm" svg:y="5.253cm">
        <draw:image xlink:href="Pictures/1000000000000280000000052876A81A.gif" xlink:type="simple" xlink:show="embed" xlink:actuate="onLoad">
          <text:p/>
        </draw:image>
      </draw:frame>
      <draw:frame draw:style-name="Mgr3" draw:text-style-name="MP3" draw:layer="backgroundobjects" svg:width="13.693cm" svg:height="1.425cm" svg:x="2.069cm" svg:y="19.301cm">
        <draw:text-box>
          <text:p text:style-name="MP1"><text:span text:style-name="MT1">Jarno Niemelä </text:span><text:span text:style-name="MT1"><text:a xlink:href="mailto:Jargon@iki.fi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2" draw:layer="backgroundobjects" svg:width="2.327cm" svg:height="0.819cm" svg:x="25.382cm" svg:y="19.61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932b512-69e3009-7a10e5c-fc86223-a55908</meta:generator>
    <meta:creation-date>2003-03-09T17:36:39</meta:creation-date>
    <dc:date>2015-01-10T20:44:32.71</dc:date>
    <meta:editing-cycles>68</meta:editing-cycles>
    <meta:editing-duration>PT6H59M23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